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557" officeooo:paragraph-rsid="0004c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bose → -v</text:p>
      <text:p text:style-name="P1"/>
      <text:p text:style-name="P1"/>
      <text:p text:style-name="P1">python3 -m doctest -v &lt;nombre_archivo.py&gt; </text:p>
      <text:p text:style-name="P1">se refiere a realizar un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9:32:12.238445085</meta:creation-date>
    <dc:date>2022-01-20T20:54:56.392067552</dc:date>
    <meta:editing-duration>PT1H12M34S</meta:editing-duration>
    <meta:editing-cycles>1</meta:editing-cycles>
    <meta:document-statistic meta:table-count="0" meta:image-count="0" meta:object-count="0" meta:page-count="1" meta:paragraph-count="3" meta:word-count="14" meta:character-count="83" meta:non-whitespace-character-count="71"/>
    <meta:generator>LibreOffice/6.4.7.2$Linux_X86_64 LibreOffice_project/40$Build-2</meta:generator>
  </office:meta>
</office:document-meta>
</file>